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a8189" officeooo:paragraph-rsid="001a8189"/>
    </style:style>
    <style:style style:name="P2" style:family="paragraph" style:parent-style-name="Standard">
      <style:text-properties officeooo:rsid="001a8d85" officeooo:paragraph-rsid="001a8d85"/>
    </style:style>
    <style:style style:name="P3" style:family="paragraph" style:parent-style-name="Standard">
      <style:text-properties officeooo:rsid="001c58cb" officeooo:paragraph-rsid="001c58cb"/>
    </style:style>
    <style:style style:name="T1" style:family="text">
      <style:text-properties officeooo:rsid="001a8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aqua is a m<text:span text:style-name="T1">ultiplayer game</text:span></text:p>
      <text:p text:style-name="P1"/>
      <text:p text:style-name="P2">where players control a submarine in a 3d enviroment and fight another submarine habitated by players</text:p>
      <text:p text:style-name="P2"/>
      <text:p text:style-name="P3">while players control the sub like in a first person game (they can walk around the sub, touch controls, check radars, engine, etc) the sub moves in a ma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1:13:39.250000000</meta:creation-date>
    <dc:date>2023-12-21T22:06:46.294000000</dc:date>
    <meta:editing-duration>PT53M13S</meta:editing-duration>
    <meta:editing-cycles>3</meta:editing-cycles>
    <meta:generator>LibreOffice/7.4.2.3$Windows_x86 LibreOffice_project/382eef1f22670f7f4118c8c2dd222ec7ad009daf</meta:generator>
    <meta:document-statistic meta:table-count="0" meta:image-count="0" meta:object-count="0" meta:page-count="1" meta:paragraph-count="3" meta:word-count="50" meta:character-count="284" meta:non-whitespace-character-count="237"/>
  </office:meta>
</office:document-meta>
</file>